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1a1a9c" officeooo:paragraph-rsid="001a1a9c"/>
    </style:style>
    <style:style style:name="P3" style:family="paragraph" style:parent-style-name="Standard">
      <style:text-properties style:text-line-through-style="none" style:text-line-through-type="none" fo:language="ru" fo:country="RU" officeooo:rsid="001a1a9c" officeooo:paragraph-rsid="001a1a9c"/>
    </style:style>
    <style:style style:name="P4" style:family="paragraph" style:parent-style-name="Standard">
      <style:text-properties style:text-line-through-style="none" style:text-line-through-type="none" fo:language="ru" fo:country="RU" officeooo:rsid="001b71d1" officeooo:paragraph-rsid="001b71d1"/>
    </style:style>
    <style:style style:name="P5" style:family="paragraph" style:parent-style-name="Standard">
      <style:text-properties style:text-line-through-style="none" style:text-line-through-type="none" fo:language="ru" fo:country="RU" officeooo:rsid="001bf834" officeooo:paragraph-rsid="001bf834"/>
    </style:style>
    <style:style style:name="P6" style:family="paragraph" style:parent-style-name="Standard">
      <style:text-properties style:text-line-through-style="none" style:text-line-through-type="none" fo:language="ru" fo:country="RU" officeooo:rsid="001bf834" officeooo:paragraph-rsid="001ccc85"/>
    </style:style>
    <style:style style:name="P7" style:family="paragraph" style:parent-style-name="Standard">
      <style:text-properties style:text-line-through-style="none" style:text-line-through-type="none" fo:language="ru" fo:country="RU" officeooo:rsid="001bf834" officeooo:paragraph-rsid="001e6759"/>
    </style:style>
    <style:style style:name="P8" style:family="paragraph" style:parent-style-name="Standard">
      <style:text-properties style:text-line-through-style="none" style:text-line-through-type="none" fo:language="ru" fo:country="RU" officeooo:rsid="001ccc85" officeooo:paragraph-rsid="001ccc85"/>
    </style:style>
    <style:style style:name="P9" style:family="paragraph" style:parent-style-name="Standard">
      <style:text-properties style:text-line-through-style="none" style:text-line-through-type="none" fo:language="ru" fo:country="RU" officeooo:rsid="001e34c2" officeooo:paragraph-rsid="001e34c2"/>
    </style:style>
    <style:style style:name="P10" style:family="paragraph" style:parent-style-name="Standard">
      <style:text-properties style:text-line-through-style="none" style:text-line-through-type="none" fo:language="ru" fo:country="RU" officeooo:rsid="001e34c2" officeooo:paragraph-rsid="0024d4d9"/>
    </style:style>
    <style:style style:name="P11" style:family="paragraph" style:parent-style-name="Standard">
      <style:text-properties style:text-line-through-style="none" style:text-line-through-type="none" fo:language="ru" fo:country="RU" officeooo:rsid="001e34c2" officeooo:paragraph-rsid="00287a48"/>
    </style:style>
    <style:style style:name="P12" style:family="paragraph" style:parent-style-name="Standard">
      <style:text-properties style:text-line-through-style="none" style:text-line-through-type="none" fo:font-weight="normal" officeooo:paragraph-rsid="001f084f"/>
    </style:style>
    <style:style style:name="P13" style:family="paragraph" style:parent-style-name="Standard">
      <style:text-properties style:text-line-through-style="none" style:text-line-through-type="none" fo:font-weight="normal" officeooo:rsid="00202e90" officeooo:paragraph-rsid="00202e90"/>
    </style:style>
    <style:style style:name="P14" style:family="paragraph" style:parent-style-name="Standard">
      <style:text-properties officeooo:paragraph-rsid="001bf834"/>
    </style:style>
    <style:style style:name="T1" style:family="text">
      <style:text-properties officeooo:rsid="001a1a9c"/>
    </style:style>
    <style:style style:name="T2" style:family="text">
      <style:text-properties style:text-line-through-style="none" style:text-line-through-type="none" fo:language="ru" fo:country="RU" officeooo:rsid="001bf834"/>
    </style:style>
    <style:style style:name="T3" style:family="text">
      <style:text-properties style:text-line-through-style="none" style:text-line-through-type="none" fo:language="ru" fo:country="RU" officeooo:rsid="001e7e73"/>
    </style:style>
    <style:style style:name="T4" style:family="text">
      <style:text-properties officeooo:rsid="001ccc85"/>
    </style:style>
    <style:style style:name="T5" style:family="text">
      <style:text-properties officeooo:rsid="001e34c2"/>
    </style:style>
    <style:style style:name="T6" style:family="text">
      <style:text-properties officeooo:rsid="001e6759"/>
    </style:style>
    <style:style style:name="T7" style:family="text">
      <style:text-properties officeooo:rsid="001e7e73"/>
    </style:style>
    <style:style style:name="T8" style:family="text">
      <style:text-properties fo:language="ru" fo:country="RU" style:text-underline-style="none" style:font-weight-asian="normal" style:font-weight-complex="normal"/>
    </style:style>
    <style:style style:name="T9" style:family="text">
      <style:text-properties fo:language="ru" fo:country="RU" style:text-underline-style="none" officeooo:rsid="001f084f" style:font-weight-asian="normal" style:font-weight-complex="normal"/>
    </style:style>
    <style:style style:name="T10" style:family="text">
      <style:text-properties fo:language="ru" fo:country="RU" style:text-underline-style="none" officeooo:rsid="00202e90" style:font-weight-asian="normal" style:font-weight-complex="normal"/>
    </style:style>
    <style:style style:name="T11" style:family="text">
      <style:text-properties officeooo:rsid="00235d02"/>
    </style:style>
    <style:style style:name="T12" style:family="text">
      <style:text-properties style:text-underline-style="none" fo:font-weight="normal" officeooo:rsid="001f084f" style:font-weight-asian="normal" style:font-weight-complex="normal"/>
    </style:style>
    <style:style style:name="T13" style:family="text">
      <style:text-properties style:text-underline-style="none" fo:font-weight="normal" officeooo:rsid="0021941b" style:font-weight-asian="normal" style:font-weight-complex="normal"/>
    </style:style>
    <style:style style:name="T14" style:family="text">
      <style:text-properties style:text-underline-style="none" fo:font-weight="normal" officeooo:rsid="0024d4d9" style:font-weight-asian="normal" style:font-weight-complex="normal"/>
    </style:style>
    <style:style style:name="T15" style:family="text">
      <style:text-properties officeooo:rsid="0024d4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щит металлический с монтажной панелью – 1шт.</text:span></text:p>
      <text:p text:style-name="P3">-модуль контроллера Simbol-100-Simbi-10 <text:s text:c="6"/>- 1шт.</text:p>
      <text:p text:style-name="P3">-модуль расширения Simbol-100-Simbi-10 выход 4..20мА- 1шт.</text:p>
      <text:p text:style-name="P3">-<text:span text:style-name="T7">б</text:span>арьер искрозащитны Корунд-М4 DIN — 5шт.</text:p>
      <text:p text:style-name="P4">-<text:span text:style-name="T7">а</text:span>втоматически преобразователь интерфейсов Icpcon i7520CR RS-232/485.</text:p>
      <text:p text:style-name="P4">-<text:span text:style-name="T7">п</text:span>реобразователь — разделитель сигналов S2-b/-5..+5В/4..20мА — 1шт.</text:p>
      <text:p text:style-name="P4">-<text:span text:style-name="T7">п</text:span>реобразователь напряжения DC24В-DC12B — 1шт.</text:p>
      <text:p text:style-name="P4">-<text:span text:style-name="T7">п</text:span>реобразователь напряжения DC24B-DC24B — 1шт.</text:p>
      <text:p text:style-name="P4">-<text:span text:style-name="T7">м</text:span>аршрутизатор Teltonika RUT955 — 1шт.</text:p>
      <text:p text:style-name="P4">-<text:span text:style-name="T7">к</text:span>абель RG-58С/U — 20 м.</text:p>
      <text:p text:style-name="P4">-<text:span text:style-name="T7">в</text:span>сенаправленная 8дб 3G антена KC8-2050N-female — 1шт.</text:p>
      <text:p text:style-name="P4">-<text:span text:style-name="T7">к</text:span>абельная сборка(или переходник)N male/SMA male — 1шт.</text:p>
      <text:p text:style-name="P4">-<text:span text:style-name="T7">р</text:span>азьем N-111F N(male)RG-58, обжимной — 4шт.</text:p>
      <text:p text:style-name="P4">-<text:span text:style-name="T7">р</text:span>азьем S-111F NGT SMA(male) RG-58/U обжимной — 2шт.</text:p>
      <text:p text:style-name="P5">-<text:span text:style-name="T7">г</text:span>розозащита G02-G0102-07 — 1шт.</text:p>
      <text:p text:style-name="P5">-<text:span text:style-name="T7">к</text:span>лемная колодка wago или аналог — 1шт.</text:p>
      <text:p text:style-name="P7">-<text:span text:style-name="T11">г</text:span>азоанализатор ФСТ-03B1 0.11 Ex CH4 интерфейс 4-20мА, питание от 12В — <text:span text:style-name="T6">1</text:span>шт.</text:p>
      <text:p text:style-name="P7"><text:span text:style-name="T6">-блок датчика ФСТ БД (CH4), интерфейс 4-20мА, питание 12В — 3шт. </text:span><text:s/></text:p>
      <text:p text:style-name="P14"><text:span text:style-name="T2">-</text:span><text:span text:style-name="T3">м</text:span><text:span text:style-name="T2">онтажный комплект для контроля ПЗК — 4шт.</text:span></text:p>
      <text:p text:style-name="P12"><text:span text:style-name="T9">-</text:span><text:span text:style-name="T10">Электрод сравнения неполяризующийся медносульфатный стационарный с длиной кабеля 5м -1шт.</text:span></text:p>
      <text:p text:style-name="P13"><text:span text:style-name="T10">К</text:span><text:span text:style-name="T8">онтрольно-измерительный пункт (Ковер-КИП4-219к) — 1шт.</text:span></text:p>
      <text:p text:style-name="P5">6.2. Преобразователь температуры aplisens CTR-6/L=120 мм, М20х1,5/Pt100 с арматурой для установки — 1шт.</text:p>
      <text:p text:style-name="P5">6.3. Преобразователь температуры aplisens CTR-6/L=350 мм, М20х1,5/Pt100 с арматурой для установки — 1шт.</text:p>
      <text:p text:style-name="P5">6.4. Преобразователь разности давления вход aplisens PR-28/Ex/4..20мА/0..10КПа — 1шт.</text:p>
      <text:p text:style-name="P6">6.5. <text:span text:style-name="T4">Преобразователь давления вход aplisens PC-28/Ex/4..20мА/1,6 Мпа — 1шт.</text:span></text:p>
      <text:p text:style-name="P6"><text:span text:style-name="T4">6.6. Преобразователь давления</text:span> <text:span text:style-name="T4">выход aplisens PC-28/Ex/4..20мА/0,4 Мпа — 1шт.</text:span></text:p>
      <text:p text:style-name="P8">6.7. Источник питания ИРПА124/2-12<text:span text:style-name="T5">(с двумя аккумуляторами 28А/ч) — 1шт.</text:span></text:p>
      <text:p text:style-name="P10">6.8. <text:span text:style-name="T15">И</text:span><text:span text:style-name="T12">звещатель охранный точечный магнитоконтактный ИО102-36/В исп,10 Аякс — 3шт. </text:span></text:p>
      <text:p text:style-name="P9">6.9. Клапан запорный для манометра — 4шт.</text:p>
      <text:p text:style-name="P10">6.10. <text:span text:style-name="T15">И</text:span><text:span text:style-name="T12">звещатель охранный точечны магнитоконтактный <text:s/></text:span><text:span text:style-name="T13">ИО102-B3 «Атон» исп.11 — 4шт.</text:span></text:p>
      <text:p text:style-name="P9">6.11. Счетчик расхода газа на отопление помещений ГРП Гранд-SPI G-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1"><text:span text:style-name="T15">И</text:span><text:span text:style-name="T12">звещатель охранный точечный магнитоконтактный ИО102-36/В исп,10 Аякс — 3шт. </text:span><text:span text:style-name="T14">И</text:span><text:span text:style-name="T12">звещатель охранный точечны магнитоконтактный <text:s/></text:span><text:span text:style-name="T13">ИО102-B3 «Атон» исп.11 — 4ш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8:04:39.386554078</meta:creation-date>
    <dc:date>2020-09-07T16:17:29.752171908</dc:date>
    <meta:editing-duration>PT8H42M27S</meta:editing-duration>
    <meta:editing-cycles>19</meta:editing-cycles>
    <meta:generator>LibreOffice/6.1.5.2$Linux_X86_64 LibreOffice_project/10$Build-2</meta:generator>
    <meta:print-date>2020-08-18T14:25:04.129768892</meta:print-date>
    <meta:document-statistic meta:table-count="0" meta:image-count="0" meta:object-count="0" meta:page-count="2" meta:paragraph-count="32" meta:word-count="229" meta:character-count="2032" meta:non-whitespace-character-count="1795"/>
  </office:meta>
</office:document-meta>
</file>